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69cm"/>
    </style:style>
    <style:style style:name="Tabel2.C" style:family="table-column">
      <style:table-column-properties style:column-width="6.985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Tabel2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2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le1" style:family="table">
      <style:table-properties style:width="16.002cm" fo:margin-left="0.441cm" table:align="left"/>
    </style:style>
    <style:style style:name="Table1.A" style:family="table-column">
      <style:table-column-properties style:column-width="5.066cm"/>
    </style:style>
    <style:style style:name="Table1.B" style:family="table-column">
      <style:table-column-properties style:column-width="10.93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38cm" fo:margin-left="0.212cm" table:align="left"/>
    </style:style>
    <style:style style:name="Table2.A" style:family="table-column">
      <style:table-column-properties style:column-width="1.455cm"/>
    </style:style>
    <style:style style:name="Table2.B" style:family="table-column">
      <style:table-column-properties style:column-width="3.069cm"/>
    </style:style>
    <style:style style:name="Table2.C" style:family="table-column">
      <style:table-column-properties style:column-width="6.985cm"/>
    </style:style>
    <style:style style:name="Table2.E" style:family="table-column">
      <style:table-column-properties style:column-width="3.274cm"/>
    </style:style>
    <style:style style:name="Table2.1" style:family="table-row">
      <style:table-row-properties fo:keep-together="always" style:use-optimal-row-height="false"/>
    </style:style>
    <style:style style:name="Table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0.212cm" fo:padding-right="0.212cm" fo:padding-top="0cm" fo:padding-bottom="0cm" fo:border="0.05pt solid #000000"/>
    </style:style>
    <style:style style:name="Table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le2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use-window-font-color="true"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break-before="page"/>
      <style:text-properties style:use-window-font-color="true" style:font-name="Arial1" fo:font-size="12pt" style:font-size-asian="12pt" style:font-size-complex="12pt"/>
    </style:style>
    <style:style style:name="P4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5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6" style:family="paragraph" style:parent-style-name="doc_5f_comment">
      <style:paragraph-properties fo:line-height="150%"/>
    </style:style>
    <style:style style:name="P7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8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9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10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1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12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fo:language="en" fo:country="GB" style:font-size-asian="12pt" style:font-name-complex="Arial1" style:font-size-complex="12pt"/>
    </style:style>
    <style:style style:name="P13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4" style:family="paragraph" style:parent-style-name="Normal" style:list-style-name="L2">
      <style:paragraph-properties fo:line-height="150%" fo:text-align="start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5" style:family="paragraph" style:parent-style-name="Normal" style:list-style-name="L2">
      <style:paragraph-properties fo:line-height="150%" fo:text-align="start" style:justify-single-word="false"/>
    </style:style>
    <style:style style:name="T1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3" style:family="text">
      <style:text-properties style:use-window-font-color="true" style:font-name="Arial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3.1.2 </text:span><text:bookmark-start text:name="_Toc253128840"/><text:bookmark-start text:name="_Toc253130836"/><text:bookmark-start text:name="_Toc253130914"/><text:span text:style-name="T3">Use Case 2: </text:span><text:bookmark-end text:name="_Toc253128840"/><text:bookmark-end text:name="_Toc253130836"/><text:bookmark-end text:name="_Toc253130914"/><text:span text:style-name="T3">Styre klodsplacering.</text:span></text:h>
      <text:p text:style-name="P1"><text:bookmark-start text:name="_Toc253128841"/><text:span text:style-name="T4">Test case: </text:span><text:bookmark-end text:name="_Toc253128841"/><text:span text:style-name="T4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</table:table-cell>
          <table:table-cell table:style-name="Tabel12.A1" office:value-type="string">
            <text:p text:style-name="P1"/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1"/>
          </table:table-cell>
        </table:table-row>
      </table:table>
      <text:p text:style-name="P7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8">TRIN</text:p>
            </table:table-cell>
            <table:table-cell table:style-name="Tabel13.B1" office:value-type="string">
              <text:p text:style-name="P8">Aktion/Input </text:p>
            </table:table-cell>
            <table:table-cell table:style-name="Tabel13.C1" office:value-type="string">
              <text:p text:style-name="P8">Forventet resultat</text:p>
            </table:table-cell>
            <table:table-cell table:style-name="Tabel13.D1" office:value-type="string">
              <text:p text:style-name="P9">CHK</text:p>
            </table:table-cell>
            <table:table-cell table:style-name="Tabel13.E1" office:value-type="string">
              <text:p text:style-name="P10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36700681" text:style-name="L1">
              <text:list-item>
                <text:p text:style-name="P12"/>
              </text:list-item>
            </text:list>
          </table:table-cell>
          <table:table-cell table:style-name="Tabel13.A1" office:value-type="string">
            <text:p text:style-name="P4"/>
          </table:table-cell>
          <table:table-cell table:style-name="Tabel13.A1" office:value-type="string">
            <text:p text:style-name="P4"/>
          </table:table-cell>
          <table:table-cell table:style-name="Tabel13.A1" office:value-type="string">
            <text:p text:style-name="P4"/>
          </table:table-cell>
          <table:table-cell table:style-name="Tabel13.C1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36689855" text:continue-numbering="true" text:style-name="L1">
              <text:list-item>
                <text:p text:style-name="P13"/>
              </text:list-item>
            </text:list>
          </table:table-cell>
          <table:table-cell table:style-name="Tabel13.A3" office:value-type="string">
            <text:p text:style-name="P5"/>
          </table:table-cell>
          <table:table-cell table:style-name="Tabel13.A3" office:value-type="string">
            <text:p text:style-name="P6"><text:span text:style-name="Standardskrifttype_20_i_20_afsnit"><text:span text:style-name="T2"/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2"/>
      <text:p text:style-name="P3"><text:bookmark-start text:name="_Toc2531288411"/><text:span text:style-name="T4">Test case: </text:span><text:bookmark-end text:name="_Toc2531288411"/><text:span text:style-name="T4">Afvigelses forløb 3.1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</table:table-cell>
          <table:table-cell table:style-name="Tabel1.A1" office:value-type="string">
            <text:p text:style-name="P1"/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/>
          </table:table-cell>
        </table:table-row>
      </table:table>
      <text:p text:style-name="P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able:table-row table:style-name="Tabel2.1">
            <table:table-cell table:style-name="Tabel2.A1" office:value-type="string">
              <text:p text:style-name="P8">TRIN</text:p>
            </table:table-cell>
            <table:table-cell table:style-name="Tabel2.B1" office:value-type="string">
              <text:p text:style-name="P8">Aktion/Input </text:p>
            </table:table-cell>
            <table:table-cell table:style-name="Tabel2.C1" office:value-type="string">
              <text:p text:style-name="P8">Forventet resultat</text:p>
            </table:table-cell>
            <table:table-cell table:style-name="Tabel2.D1" office:value-type="string">
              <text:p text:style-name="P9">CHK</text:p>
            </table:table-cell>
            <table:table-cell table:style-name="Tabel2.E1" office:value-type="string">
              <text:p text:style-name="P10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36689496" text:style-name="L2">
              <text:list-item>
                <text:p text:style-name="P15"/>
              </text:list-item>
            </text:list>
          </table:table-cell>
          <table:table-cell table:style-name="Tabel2.A1" office:value-type="string">
            <text:p text:style-name="P4"/>
          </table:table-cell>
          <table:table-cell table:style-name="Tabel2.A1" office:value-type="string">
            <text:p text:style-name="P4"/>
          </table:table-cell>
          <table:table-cell table:style-name="Tabel2.A1" office:value-type="string">
            <text:p text:style-name="P4"/>
          </table:table-cell>
          <table:table-cell table:style-name="Tabel2.C1" office:value-type="string">
            <text:p text:style-name="P4"/>
          </table:table-cell>
        </table:table-row>
        <table:table-row table:style-name="Tabel2.1">
          <table:table-cell table:style-name="Tabel2.A3" office:value-type="string">
            <text:list xml:id="list36688005" text:continue-numbering="true" text:style-name="L2">
              <text:list-header>
                <text:p text:style-name="P14"/>
              </text:list-header>
            </text:list>
          </table:table-cell>
          <table:table-cell table:style-name="Tabel2.A3" office:value-type="string">
            <text:p text:style-name="P5"/>
          </table:table-cell>
          <table:table-cell table:style-name="Tabel2.A3" office:value-type="string">
            <text:p text:style-name="P6"><text:span text:style-name="Standardskrifttype_20_i_20_afsnit"><text:span text:style-name="T2"/></text:span></text:p>
          </table:table-cell>
          <table:table-cell table:style-name="Tabel2.A3" office:value-type="string">
            <text:p text:style-name="P4"/>
          </table:table-cell>
          <table:table-cell table:style-name="Tabel2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3"><text:bookmark-start text:name="_Toc25312884111"/><text:span text:style-name="T4">Test case: </text:span><text:bookmark-end text:name="_Toc25312884111"/><text:span text:style-name="T4">Afvigelses forløb 4.1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orberedelse:</text:p>
            <text:p text:style-name="P1"/>
          </table:table-cell>
          <table:table-cell table:style-name="Table1.A1" office:value-type="string">
            <text:p text:style-name="P1">Styresystemet er oppe at køre, og computeren er forbundet med SCORBOT systemet, samt er manuel styringsdialogen oppe at køre.<text:line-break/>(En af akserne har bevæget sig maksimalt i én retning.)</text:p>
            <text:p text:style-name="P1"/>
          </table:table-cell>
        </table:table-row>
        <table:table-row>
          <table:table-cell table:style-name="Table1.A1" office:value-type="string">
            <text:p text:style-name="P1">Beskrivelse:</text:p>
          </table:table-cell>
          <table:table-cell table:style-name="Table1.A1" office:value-type="string">
            <text:p text:style-name="P1">Problemer med at forbinde til SCORBOTTEN.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header-rows>
          <table:table-row table:style-name="Table2.1">
            <table:table-cell table:style-name="Table2.A1" office:value-type="string">
              <text:p text:style-name="P8">TRIN</text:p>
            </table:table-cell>
            <table:table-cell table:style-name="Table2.B1" office:value-type="string">
              <text:p text:style-name="P8">Aktion/Input </text:p>
            </table:table-cell>
            <table:table-cell table:style-name="Table2.C1" office:value-type="string">
              <text:p text:style-name="P8">Forventet resultat</text:p>
            </table:table-cell>
            <table:table-cell table:style-name="Table2.D1" office:value-type="string">
              <text:p text:style-name="P9">CHK</text:p>
            </table:table-cell>
            <table:table-cell table:style-name="Table2.E1" office:value-type="string">
              <text:p text:style-name="P10">Kommentarer</text:p>
            </table:table-cell>
          </table:table-row>
        </table:table-header-rows>
        <table:table-row table:style-name="Table2.1">
          <table:table-cell table:style-name="Table2.A1" office:value-type="string">
            <text:list xml:id="list36685174" text:continue-list="list36688005" text:style-name="L2">
              <text:list-item text:start-value="1">
                <text:p text:style-name="P15"/>
              </text:list-item>
            </text:list>
          </table:table-cell>
          <table:table-cell table:style-name="Table2.A1" office:value-type="string">
            <text:p text:style-name="P5">Brugeren trykker på brugergrænsefladen eller på en tastatur genvej.<text:line-break/>(I en retning som der ikke kan bevæges <text:s/>sig mere i.)</text:p>
          </table:table-cell>
          <table:table-cell table:style-name="Table2.A1" office:value-type="string">
            <text:p text:style-name="P4">Robotten vil ikke bevæge sig i retningen.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3:40.03</meta:creation-date>
    <dc:date>2012-04-05T16:56:34.17</dc:date>
    <meta:editing-duration>PT2H16M45S</meta:editing-duration>
    <meta:editing-cycles>21</meta:editing-cycles>
    <meta:generator>LibreOffice/3.5$Windows_x86 LibreOffice_project/dc9775d-05ecbee-0851ad3-1586698-727bf66</meta:generator>
    <meta:document-statistic meta:table-count="6" meta:image-count="0" meta:object-count="0" meta:page-count="3" meta:paragraph-count="29" meta:word-count="105" meta:character-count="731" meta:non-whitespace-character-count="651"/>
  </office:meta>
</office:document-meta>
</file>